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584cm" svg:y="5.1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283cm" svg:y="5.913cm">
          <draw:text-box>
            <text:p><text:span text:style-name="T1">42 portland</text:span></text:p>
          </draw:text-box>
        </draw:frame>
        <draw:connector draw:style-name="gr4" draw:text-style-name="P2" draw:layer="layout" svg:x1="11.727cm" svg:y1="5.758cm" svg:x2="12.283cm" svg:y2="6.235cm" draw:start-shape="id75" draw:start-glue-point="2" draw:end-shape="id76" draw:end-glue-point="3" svg:d="m11727 57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xml:id="id227" draw:id="id227" draw:layer="layout" svg:width="4.407cm" svg:height="0.645cm" svg:x="13.727cm" svg:y="8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xml:id="id226" draw:id="id226" draw:layer="layout" svg:width="3.81cm" svg:height="0.645cm" svg:x="10.43cm" svg:y="7.336cm">
          <draw:text-box>
            <text:p><text:span text:style-name="T1">50 spiritual/religion</text:span></text:p>
          </draw:text-box>
        </draw:frame>
        <draw:frame draw:style-name="gr1" draw:text-style-name="P1" xml:id="id228" draw:id="id228" draw:layer="layout" svg:width="4.461cm" svg:height="0.645cm" svg:x="13.727cm" svg:y="9.188cm">
          <draw:text-box>
            <text:p><text:span text:style-name="T1">187 catholic/catholicism</text:span></text:p>
          </draw:text-box>
        </draw:frame>
        <draw:frame draw:style-name="gr1" draw:text-style-name="P1" xml:id="id229" draw:id="id229" draw:layer="layout" svg:width="4.488cm" svg:height="0.645cm" svg:x="13.727cm" svg:y="9.988cm">
          <draw:text-box>
            <text:p><text:span text:style-name="T1">188 mormon/mormonism</text:span></text:p>
          </draw:text-box>
        </draw:frame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912cm" svg:height="0.645cm" svg:x="24.155cm" svg:y="15.397cm">
          <draw:text-box>
            <text:p><text:span text:style-name="T1">60 based-on-book(s)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45.186cm" svg:y="19.41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46.985cm" svg:y="20.31cm">
          <draw:text-box>
            <text:p><text:span text:style-name="T1">296 family-disfunction</text:span></text:p>
          </draw:text-box>
        </draw:frame>
        <draw:connector draw:style-name="gr4" draw:text-style-name="P2" draw:layer="layout" svg:x1="46.342cm" svg:y1="20.055cm" svg:x2="46.985cm" svg:y2="20.632cm" draw:start-shape="id191" draw:start-glue-point="2" draw:end-shape="id192" draw:end-glue-point="3" svg:d="m46342 20055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  <draw:frame draw:style-name="gr1" draw:text-style-name="P1" draw:layer="layout" svg:width="1.91cm" svg:height="0.645cm" svg:x="51.938cm" svg:y="25.668cm">
          <draw:text-box>
            <text:p><text:span text:style-name="T1">362 loss</text:span></text:p>
          </draw:text-box>
        </draw:frame>
        <draw:frame draw:style-name="gr1" draw:text-style-name="P1" xml:id="id225" draw:id="id225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5" draw:end-glue-point="3" svg:d="m44175 12505v6077h646" svg:viewBox="0 0 647 6078">
          <text:p/>
        </draw:connector>
        <draw:frame draw:style-name="gr1" draw:text-style-name="P1" xml:id="id230" draw:id="id230" draw:layer="layout" svg:width="3.7cm" svg:height="0.645cm" svg:x="13.726cm" svg:y="10.788cm">
          <draw:text-box>
            <text:p><text:span text:style-name="T1">364 jewish/judaism</text:span></text:p>
          </draw:text-box>
        </draw:frame>
        <draw:connector draw:style-name="gr4" draw:text-style-name="P2" draw:layer="layout" svg:x1="12.335cm" svg:y1="7.981cm" svg:x2="13.727cm" svg:y2="8.71cm" draw:start-shape="id226" draw:start-glue-point="2" draw:end-shape="id227" draw:end-glue-point="3" svg:d="m12335 7981v729h1392" svg:viewBox="0 0 1393 730">
          <text:p/>
        </draw:connector>
        <draw:connector draw:style-name="gr4" draw:text-style-name="P2" draw:layer="layout" svg:x1="12.335cm" svg:y1="7.981cm" svg:x2="13.727cm" svg:y2="9.51cm" draw:start-shape="id226" draw:start-glue-point="2" draw:end-shape="id228" draw:end-glue-point="3" svg:d="m12335 7981v1529h1392" svg:viewBox="0 0 1393 1530">
          <text:p/>
        </draw:connector>
        <draw:connector draw:style-name="gr4" draw:text-style-name="P2" draw:layer="layout" svg:x1="12.335cm" svg:y1="7.981cm" svg:x2="13.727cm" svg:y2="10.31cm" draw:start-shape="id226" draw:start-glue-point="2" draw:end-shape="id229" draw:end-glue-point="3" svg:d="m12335 7981v2329h1392" svg:viewBox="0 0 1393 2330">
          <text:p/>
        </draw:connector>
        <draw:connector draw:style-name="gr4" draw:text-style-name="P2" draw:layer="layout" svg:x1="12.335cm" svg:y1="7.981cm" svg:x2="13.726cm" svg:y2="11.11cm" draw:start-shape="id226" draw:start-glue-point="2" draw:end-shape="id230" draw:end-glue-point="3" svg:d="m12335 7981v3129h1391" svg:viewBox="0 0 1392 3130">
          <text:p/>
        </draw:connector>
        <draw:frame draw:style-name="gr1" draw:text-style-name="P1" draw:layer="layout" svg:width="5.848cm" svg:height="0.645cm" svg:x="51.937cm" svg:y="26.468cm">
          <draw:text-box>
            <text:p><text:span text:style-name="T1">365 actor(s)-playing-multiple-ro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1-09T09:51:36</dc:date>
    <dc:creator>Tyler Hayes</dc:creator>
    <meta:editing-duration>PT13H16M9S</meta:editing-duration>
    <meta:editing-cycles>183</meta:editing-cycles>
    <meta:generator>LibreOffice/3.5$Linux_X86_64 LibreOffice_project/350m1$Build-2</meta:generator>
    <meta:document-statistic meta:object-count="569"/>
  </office:meta>
</office:document-meta>
</file>